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paragraph-rsid="00219035"/>
    </style:style>
    <style:style style:name="P2" style:family="paragraph" style:parent-style-name="Heading_20_1">
      <style:paragraph-properties fo:text-align="start" style:justify-single-word="false"/>
      <style:text-properties officeooo:rsid="00219035" officeooo:paragraph-rsid="00219035"/>
    </style:style>
    <style:style style:name="P3" style:family="paragraph" style:parent-style-name="Text_20_body">
      <style:paragraph-properties fo:text-align="start" style:justify-single-word="false"/>
      <style:text-properties officeooo:paragraph-rsid="00219035"/>
    </style:style>
    <style:style style:name="T1" style:family="text">
      <style:text-properties officeooo:rsid="00219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ad Decisions</text:h>
      <text:h text:style-name="Heading_20_2" text:outline-level="2">G C</text:h>
      <text:p text:style-name="P3">Dropped down the lights, I'm sitting with you, Moscow, 1972</text:p>
      <text:p text:style-name="P3">Always singin' in my sleep, I will leave it in my dreams</text:p>
      <text:p text:style-name="P3"/>
      <text:p text:style-name="P3">Oh, makin' bad decisions, Oh, makin' bad decisions</text:p>
      <text:p text:style-name="P3">Making bad decisions for you</text:p>
      <text:p text:style-name="P3">Yeah, makin' bad decisions, Uh-oh, makin' bad decisions</text:p>
      <text:p text:style-name="P3">Makin' bad decisions for you</text:p>
      <text:h text:style-name="P1" text:outline-level="2">Em <text:s text:c="2"/>D <text:s text:c="2"/>C <text:s text:c="2"/>Am <text:s text:c="2"/>Bm/F# <text:s/></text:h>
      <text:p text:style-name="P3">Pick up your gun, Put up those gloves</text:p>
      <text:p text:style-name="P3">Save us from harm, Safe or alone</text:p>
      <text:p text:style-name="P3"/>
      <text:p text:style-name="P3">Oh baby, I hang on everything you say, I wanna write down every word</text:p>
      <text:p text:style-name="P3">But do me a favor when you come through, When I look around, don't wanna see you</text:p>
      <text:p text:style-name="P3">I don't take advice from fools, Never listenin' to you</text:p>
      <text:p text:style-name="P3"/>
      <text:p text:style-name="P3">Oh, makin' bad decisions ...</text:p>
      <text:p text:style-name="P3"/>
      <text:p text:style-name="P3">Pick up your gun, Put up those gloves</text:p>
      <text:p text:style-name="P3">Save us from harm, Safe or alone</text:p>
      <text:p text:style-name="P3"/>
      <text:p text:style-name="P3">You, you didn't listen to me, But I, I didn't listen to you</text:p>
      <text:p text:style-name="P3">I waited so long listening for, Something to join</text:p>
      <text:p text:style-name="P3"/>
      <text:p text:style-name="P3">I'm makin' bad decisions, Really, really bad decisions</text:p>
      <text:p text:style-name="P3">I'm makin' bad decisions, On you, on you</text:p>
      <text:p text:style-name="P3">Yeah, yeah, Yeah, yeah</text:p>
      <text:p text:style-name="P3">Ooh, ooh, ooh, Ooh, ooh, ooh, ooh</text:p>
      <text:p text:style-name="P3">I'm not gonna give a lot of credit, I don't know how to use, how</text:p>
      <text:p text:style-name="P3">'Cause I can't, I can't, I can't, can't make anymo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43:28.645895821</meta:creation-date>
    <dc:title>SongSheet</dc:title>
    <meta:editing-cycles>2</meta:editing-cycles>
    <meta:generator>LibreOffice/7.6.4.1$MacOSX_AARCH64 LibreOffice_project/e19e193f88cd6c0525a17fb7a176ed8e6a3e2aa1</meta:generator>
    <meta:editing-duration>PT5M11S</meta:editing-duration>
    <dc:date>2025-04-14T22:48:39.491451970</dc:date>
    <meta:document-statistic meta:table-count="0" meta:image-count="0" meta:object-count="0" meta:page-count="1" meta:paragraph-count="25" meta:word-count="207" meta:character-count="1058" meta:non-whitespace-character-count="866"/>
    <meta:template xlink:type="simple" xlink:actuate="onRequest" xlink:title="SongSheet" xlink:href="../../../../Library/Application%20Support/LibreOffice/4/user/template/SongSheet.ott" meta:date="2025-04-14T22:43:28.562651269"/>
  </office:meta>
</office:document-meta>
</file>